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3F91000032F55635FD6C.svm"/>
  <manifest:file-entry manifest:media-type="" manifest:full-path="Pictures/2000000900003EF20000272D541A3383.svm"/>
  <manifest:file-entry manifest:media-type="" manifest:full-path="Pictures/200000090000411E00002835E897B00B.svm"/>
  <manifest:file-entry manifest:media-type="" manifest:full-path="Pictures/2000000900003644000027972E559179.svm"/>
  <manifest:file-entry manifest:media-type="" manifest:full-path="Pictures/2000000900003C28000023254B8C450C.svm"/>
  <manifest:file-entry manifest:media-type="" manifest:full-path="Pictures/20000009000041BD0000221C56327EE9.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366ff" fo:font-size="20pt" fo:font-weight="bold" style:font-size-asian="20pt" style:font-weight-asian="bold" style:font-size-complex="20pt"/>
    </style:style>
    <style:style style:name="P2" style:family="paragraph" style:parent-style-name="Standard">
      <style:paragraph-properties fo:text-align="center" style:justify-single-word="false"/>
      <style:text-properties fo:color="#3366ff" fo:font-size="20pt" fo:font-weight="bold" style:font-size-asian="20pt" style:font-weight-asian="bold"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style:font-name="Cambria"/>
    </style:style>
    <style:style style:name="P5" style:family="paragraph" style:parent-style-name="Standard">
      <style:paragraph-properties>
        <style:tab-stops>
          <style:tab-stop style:position="2.889cm"/>
          <style:tab-stop style:position="3.771cm"/>
        </style:tab-stops>
      </style:paragraph-properties>
      <style:text-properties style:font-name="Cambria"/>
    </style:style>
    <style:style style:name="P6" style:family="paragraph" style:parent-style-name="Standard">
      <style:text-properties style:font-name="Cambria" style:text-underline-style="solid" style:text-underline-width="auto" style:text-underline-color="font-color" fo:font-weight="bold" style:font-weight-asian="bold" style:font-weight-complex="bold"/>
    </style:style>
    <style:style style:name="P7" style:family="paragraph" style:parent-style-name="Standard">
      <style:text-properties fo:color="#ff0000" style:font-name="Cambria" style:text-underline-style="solid" style:text-underline-width="auto" style:text-underline-color="font-color" fo:font-weight="bold" style:font-weight-asian="bold"/>
    </style:style>
    <style:style style:name="P8" style:family="paragraph" style:parent-style-name="Standard">
      <style:text-properties fo:color="#ff0000" style:font-name="Cambria" fo:font-size="12pt" style:text-underline-style="solid" style:text-underline-width="auto" style:text-underline-color="font-color" fo:font-weight="bold" style:font-size-asian="10.5pt" style:font-weight-asian="bold" style:font-size-complex="12pt" style:font-weight-complex="normal"/>
    </style:style>
    <style:style style:name="P9" style:family="paragraph" style:parent-style-name="Standard">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Standard">
      <style:text-properties fo:color="#000000" style:font-name="Cambria"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margin-left="2.501cm" fo:margin-right="0cm" fo:text-indent="0cm" style:auto-text-indent="false"/>
      <style:text-properties style:font-name="Cambria"/>
    </style:style>
    <style:style style:name="P12" style:family="paragraph" style:parent-style-name="Standard">
      <style:paragraph-properties fo:margin-left="3.752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13"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14"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style:text-underline-style="solid" style:text-underline-width="auto" style:text-underline-color="font-color" fo:font-weight="bold" style:font-size-asian="10.5pt" style:font-weight-asian="bold" style:font-size-complex="12pt" style:font-weight-complex="bold"/>
    </style:style>
    <style:style style:name="P15"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style:text-underline-style="none" fo:font-weight="normal" style:font-size-asian="10.5pt" style:font-weight-asian="normal" style:font-size-complex="12pt" style:font-weight-complex="normal"/>
    </style:style>
    <style:style style:name="P16" style:family="paragraph" style:parent-style-name="Standard" style:master-page-name="Standard">
      <style:paragraph-properties style:page-number="auto"/>
    </style:style>
    <style:style style:name="P17" style:family="paragraph" style:parent-style-name="Standard" style:list-style-name="WWNum35">
      <style:paragraph-properties>
        <style:tab-stops>
          <style:tab-stop style:position="2.889cm"/>
          <style:tab-stop style:position="3.771cm"/>
        </style:tab-stops>
      </style:paragraph-properties>
      <style:text-properties style:font-name="Cambria"/>
    </style:style>
    <style:style style:name="P18" style:family="paragraph" style:parent-style-name="Standard" style:list-style-name="WWNum37">
      <style:paragraph-properties>
        <style:tab-stops>
          <style:tab-stop style:position="2.889cm"/>
          <style:tab-stop style:position="3.771cm"/>
        </style:tab-stops>
      </style:paragraph-properties>
      <style:text-properties style:font-name="Cambria"/>
    </style:style>
    <style:style style:name="P19" style:family="paragraph" style:parent-style-name="Standard" style:list-style-name="L1">
      <style:text-properties fo:color="#000000" style:font-name="Cambria" fo:font-size="12pt" fo:font-weight="normal" style:font-size-asian="10.5pt" style:font-weight-asian="normal" style:font-size-complex="12pt" style:font-weight-complex="normal"/>
    </style:style>
    <style:style style:name="P20" style:family="paragraph" style:parent-style-name="Standard" style:list-style-name="L8">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21" style:family="paragraph" style:parent-style-name="Standard" style:list-style-name="L9">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22" style:family="paragraph" style:parent-style-name="Standard" style:list-style-name="L10">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23" style:family="paragraph" style:parent-style-name="Standard" style:list-style-name="L12">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24" style:family="paragraph" style:parent-style-name="Standard">
      <style:text-properties fo:color="#000000" style:font-name="Cambria" fo:font-size="12pt" style:text-underline-style="none" fo:font-weight="normal" style:font-size-asian="10.5pt" style:font-weight-asian="normal" style:font-size-complex="12pt" style:font-weight-complex="normal"/>
    </style:style>
    <style:style style:name="P25" style:family="paragraph" style:parent-style-name="Standard" style:list-style-name="L11">
      <style:text-properties fo:color="#000000" style:font-name="Cambria" fo:font-size="12pt" style:text-underline-style="none" fo:font-weight="normal" style:font-size-asian="10.5pt" style:font-weight-asian="normal" style:font-size-complex="12pt" style:font-weight-complex="normal"/>
    </style:style>
    <style:style style:name="P26" style:family="paragraph" style:parent-style-name="Standard" style:list-style-name="L13">
      <style:text-properties fo:color="#000000" style:font-name="Cambria" fo:font-size="12pt" style:text-underline-style="none" fo:font-weight="normal" style:font-size-asian="10.5pt" style:font-weight-asian="normal" style:font-size-complex="12pt" style:font-weight-complex="normal"/>
    </style:style>
    <style:style style:name="P27" style:family="paragraph" style:parent-style-name="Standard" style:list-style-name="L14">
      <style:text-properties fo:color="#000000" style:font-name="Cambria" fo:font-size="12pt" style:text-underline-style="none" fo:font-weight="normal" style:font-size-asian="10.5pt" style:font-weight-asian="normal" style:font-size-complex="12pt" style:font-weight-complex="normal"/>
    </style:style>
    <style:style style:name="P28" style:family="paragraph" style:parent-style-name="Standard" style:list-style-name="L15">
      <style:text-properties fo:color="#000000" style:font-name="Cambria" fo:font-size="12pt" style:text-underline-style="none" fo:font-weight="normal" style:font-size-asian="10.5pt" style:font-weight-asian="normal" style:font-size-complex="12pt" style:font-weight-complex="normal"/>
    </style:style>
    <style:style style:name="P29" style:family="paragraph" style:parent-style-name="Standard">
      <style:text-properties fo:color="#ff0000" style:font-name="Cambria" fo:font-size="12pt" style:text-underline-style="solid" style:text-underline-width="auto" style:text-underline-color="font-color" fo:font-weight="bold" style:font-size-asian="10.5pt" style:font-weight-asian="bold" style:font-size-complex="12pt" style:font-weight-complex="normal"/>
    </style:style>
    <style:style style:name="P30" style:family="paragraph" style:parent-style-name="Standard" style:list-style-name="L3">
      <style:text-properties fo:color="#ff0000" style:font-name="Cambria" fo:font-size="12pt" style:text-underline-style="solid" style:text-underline-width="auto" style:text-underline-color="font-color" fo:font-weight="bold" style:font-size-asian="10.5pt" style:font-weight-asian="bold" style:font-size-complex="12pt" style:font-weight-complex="normal"/>
    </style:style>
    <style:style style:name="P31" style:family="paragraph" style:parent-style-name="Standard" style:list-style-name="L2">
      <style:paragraph-properties fo:margin-left="3.75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32" style:family="paragraph" style:parent-style-name="Standard" style:list-style-name="L4">
      <style:paragraph-properties fo:margin-left="3.75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33" style:family="paragraph" style:parent-style-name="Standard" style:list-style-name="L4">
      <style:paragraph-properties fo:margin-left="3.752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34" style:family="paragraph" style:parent-style-name="Standard" style:list-style-name="L6">
      <style:paragraph-properties fo:margin-left="3.752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35" style:family="paragraph" style:parent-style-name="Standard" style:list-style-name="L2">
      <style:paragraph-properties fo:margin-left="5.002cm" fo:margin-right="0cm" fo:text-indent="-0.635cm" style:auto-text-indent="false"/>
    </style:style>
    <style:style style:name="P36" style:family="paragraph" style:parent-style-name="Standard" style:list-style-name="L2">
      <style:paragraph-properties fo:margin-left="5.00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37" style:family="paragraph" style:parent-style-name="Standard" style:list-style-name="L4">
      <style:paragraph-properties fo:margin-left="5.00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38" style:family="paragraph" style:parent-style-name="Standard" style:list-style-name="L3">
      <style:paragraph-properties fo:margin-left="0cm" fo:margin-right="0cm" fo:text-indent="0cm" style:auto-text-indent="false"/>
      <style:text-properties fo:color="#000000" style:font-name="Cambria" fo:font-size="12pt" fo:font-weight="normal" style:font-size-asian="10.5pt" style:font-weight-asian="normal" style:font-size-complex="12pt" style:font-weight-complex="normal"/>
    </style:style>
    <style:style style:name="P39" style:family="paragraph" style:parent-style-name="Standard" style:list-style-name="L5">
      <style:paragraph-properties fo:margin-left="0cm" fo:margin-right="0cm" fo:text-indent="0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40" style:family="paragraph" style:parent-style-name="Standard" style:list-style-name="L7">
      <style:paragraph-properties fo:margin-left="0cm" fo:margin-right="0cm" fo:text-indent="0cm" style:auto-text-indent="false">
        <style:tab-stops>
          <style:tab-stop style:position="9.34cm"/>
        </style:tab-stops>
      </style:paragraph-properties>
      <style:text-properties fo:color="#000000" style:font-name="Cambria" fo:font-size="12pt" style:text-underline-style="none" fo:font-weight="normal" style:font-size-asian="10.5pt" style:font-weight-asian="normal" style:font-size-complex="12pt" style:font-weight-complex="normal"/>
    </style:style>
    <style:style style:name="P41" style:family="paragraph" style:parent-style-name="Standard" style:list-style-name="L4">
      <style:paragraph-properties fo:margin-left="1.251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42" style:family="paragraph" style:parent-style-name="Text_20_body">
      <style:text-properties style:text-line-through-style="none" style:text-underline-style="none" style:text-blinking="false"/>
    </style:style>
    <style:style style:name="P43" style:family="paragraph" style:parent-style-name="Text_20_body">
      <style:text-properties fo:color="#3366ff"/>
    </style:style>
    <style:style style:name="P44" style:family="paragraph" style:parent-style-name="Text_20_body">
      <style:paragraph-properties fo:line-height="100%"/>
      <style:text-properties fo:color="#3366ff"/>
    </style:style>
    <style:style style:name="P45" style:family="paragraph" style:parent-style-name="Text_20_body">
      <style:paragraph-properties fo:line-height="100%"/>
    </style:style>
    <style:style style:name="P46" style:family="paragraph" style:parent-style-name="Table_20_Contents">
      <style:paragraph-properties fo:margin-top="0cm" fo:margin-bottom="0.499cm" fo:line-height="100%" fo:padding-left="0.191cm" fo:padding-right="0.191cm" fo:padding-top="0.049cm" fo:padding-bottom="0.049cm" fo:border="0.99pt solid #bfbfbf"/>
      <style:text-properties style:font-name="Times New Roman1"/>
    </style:style>
    <style:style style:name="P47" style:family="paragraph" style:parent-style-name="Table_20_Contents">
      <style:paragraph-properties fo:margin-top="0cm" fo:margin-bottom="0.499cm" fo:line-height="100%" fo:padding-left="0cm" fo:padding-right="0.191cm" fo:padding-top="0.049cm" fo:padding-bottom="0.049cm" fo:border-left="none" fo:border-right="0.99pt solid #bfbfbf" fo:border-top="0.99pt solid #bfbfbf" fo:border-bottom="0.99pt solid #bfbfbf"/>
      <style:text-properties style:font-name="Times New Roman1"/>
    </style:style>
    <style:style style:name="P48" style:family="paragraph" style:parent-style-name="Table_20_Contents">
      <style:paragraph-properties fo:margin-top="0cm" fo:margin-bottom="0.499cm" fo:line-height="100%" fo:padding-left="0.191cm" fo:padding-right="0.191cm" fo:padding-top="0cm" fo:padding-bottom="0.049cm" fo:border-left="0.99pt solid #bfbfbf" fo:border-right="0.99pt solid #bfbfbf" fo:border-top="none" fo:border-bottom="0.99pt solid #bfbfbf"/>
      <style:text-properties style:font-name="Times New Roman1"/>
    </style:style>
    <style:style style:name="P49" style:family="paragraph" style:parent-style-name="Table_20_Contents">
      <style:paragraph-properties fo:margin-top="0cm" fo:margin-bottom="0.499cm" fo:line-height="100%" fo:padding-left="0cm" fo:padding-right="0.191cm" fo:padding-top="0cm" fo:padding-bottom="0.049cm" fo:border-left="none" fo:border-right="0.99pt solid #bfbfbf" fo:border-top="none" fo:border-bottom="0.99pt solid #bfbfbf"/>
      <style:text-properties style:font-name="Times New Roman1"/>
    </style:style>
    <style:style style:name="P50" style:family="paragraph" style:parent-style-name="Table_20_Contents">
      <style:paragraph-properties fo:margin-top="0cm" fo:margin-bottom="0.499cm" fo:line-height="100%" fo:padding-left="0cm" fo:padding-right="0.191cm" fo:padding-top="0cm" fo:padding-bottom="0.049cm" fo:border-left="none" fo:border-right="0.99pt solid #bfbfbf" fo:border-top="none" fo:border-bottom="0.99pt solid #bfbfbf"/>
    </style:style>
    <style:style style:name="T1" style:family="text">
      <style:text-properties fo:font-style="italic" style:font-style-asian="italic"/>
    </style:style>
    <style:style style:name="T2" style:family="text">
      <style:text-properties fo:color="#ff0000" style:font-name="Cambria"/>
    </style:style>
    <style:style style:name="T3" style:family="text">
      <style:text-properties fo:color="#ff0000" style:font-name="Cambria" style:text-underline-style="solid" style:text-underline-width="auto" style:text-underline-color="font-color" fo:font-weight="bold" style:font-weight-asian="bold"/>
    </style:style>
    <style:style style:name="T4" style:family="text">
      <style:text-properties fo:color="#ff0000" style:text-underline-style="solid" style:text-underline-width="auto" style:text-underline-color="font-color" fo:font-weight="bold" style:font-weight-asian="bold"/>
    </style:style>
    <style:style style:name="T5" style:family="text">
      <style:text-properties fo:color="#ff0000" style:font-name="Times New Roman1" fo:font-size="16pt" style:text-underline-style="solid" style:text-underline-width="auto" style:text-underline-color="font-color" fo:font-weight="bold" style:font-size-asian="10.5pt" style:font-weight-asian="normal" style:font-size-complex="12pt" style:font-weight-complex="normal"/>
    </style:style>
    <style:style style:name="T6" style:family="text">
      <style:text-properties fo:color="#ff0000" style:text-line-through-style="none" style:font-name="Times New Roman1" fo:font-size="16pt" style:text-underline-style="none" fo:font-weight="bold" style:text-blinking="false" style:font-size-asian="10.5pt" style:font-weight-asian="normal" style:font-size-complex="12pt" style:font-weight-complex="normal"/>
    </style:style>
    <style:style style:name="T7" style:family="text">
      <style:text-properties fo:color="#000000" style:font-name="Cambria" fo:font-size="12pt" fo:font-weight="normal" style:font-size-asian="10.5pt" style:font-weight-asian="normal" style:font-size-complex="12pt" style:font-weight-complex="normal"/>
    </style:style>
    <style:style style:name="T8" style:family="text">
      <style:text-properties style:text-line-through-style="none" style:text-underline-style="none"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ans le cadre du PPE en CPI1 <text:span text:style-name="T1">(10/02/2012)</text:span></text:p>
      <text:p text:style-name="P3">CHARRUE Mérovée</text:p>
      <text:p text:style-name="P3">BIREM Idriss</text:p>
      <text:p text:style-name="P3">DIOT Stépha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ossier de</text:p>
      <text:p text:style-name="P2">SPECIFICATION</text:p>
      <text:p text:style-name="P2"/>
      <text:p text:style-name="P2">&amp;</text:p>
      <text:p text:style-name="P2"/>
      <text:p text:style-name="P2">Cahier de Recett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7">I/ Présentation générale</text:p>
      <text:p text:style-name="P4"><text:tab/></text:p>
      <text:p text:style-name="P4"><text:tab/></text:p>
      <text:p text:style-name="P4"><text:tab/>Notre projet consiste à créer une base de données relative à un site e-commerce, ainsi qu'un back-office pour ajouter, supprimer et modifier des éléments de cette base de données. Ce back-office sera développé sous la forme d'une application VB.NET</text:p>
      <text:p text:style-name="P4"/>
      <text:p text:style-name="P4"/>
      <text:p text:style-name="Standard"><text:span text:style-name="T3">II/ Besoin</text:span><text:span text:style-name="T2"> </text:span></text:p>
      <text:p text:style-name="P4"/>
      <text:p text:style-name="P4">Notre base de données doit permettre de répertorier différents produits, appartenant à plusieurs catégories. Elle doit aussi pouvoir stocker différents clients ainsi que leurs informations. Et enfin elle doit permettre la simulation de commandes contenant un ou plusieurs articles, relatif à un client.</text:p>
      <text:p text:style-name="P4"/>
      <text:p text:style-name="P4">Le back-office, lui, doit pouvoir permettre l'ajout, la modification et la suppression de produits. Il doit aussi permettre de répertorier les différentes commandes, et l'édition de factures contenant toutes les informations relatives à une commande ( client, différents articles et leurs quantités, prix ...etc)</text:p>
      <text:p text:style-name="P4"/>
      <text:p text:style-name="P4"/>
      <text:p text:style-name="P4"/>
      <text:p text:style-name="P4"/>
      <text:p text:style-name="P7">III/ Contrainte</text:p>
      <text:p text:style-name="P11"/>
      <text:list xml:id="list34287233" text:style-name="WWNum35">
        <text:list-item>
          <text:p text:style-name="P17">L'application doit être développer en VB.NET.</text:p>
        </text:list-item>
        <text:list-item>
          <text:p text:style-name="P17">Elle doit pouvoir agir directement sur la base de données.</text:p>
        </text:list-item>
      </text:list>
      <text:list xml:id="list34282674" text:style-name="WWNum37">
        <text:list-item>
          <text:p text:style-name="P18">La base de données doit être faite en MySQL.</text:p>
          <text:p text:style-name="P18"/>
        </text:list-item>
      </text:list>
      <text:p text:style-name="P5"/>
      <text:p text:style-name="P5"/>
      <text:p text:style-name="P5"/>
      <text:p text:style-name="P7">IV/ Spécification fonctionnelle</text:p>
      <text:p text:style-name="P4"/>
      <text:p text:style-name="P4">Nous allons dans cette partie recenser les différentes fonctionnalités présentent sur notre back-office. Pour cela nous allons les repartir en 4 catégories : Produits, Commande, Client, Facture.</text:p>
      <text:p text:style-name="P4"/>
      <text:p text:style-name="P4">Ensuite nous détaillerons la structure de notre base de données : les différentes tables et leurs contenus.</text:p>
      <text:p text:style-name="P4"/>
      <text:p text:style-name="P6">Back-office :</text:p>
      <text:p text:style-name="P6"/>
      <text:list xml:id="list34275545" text:style-name="L1">
        <text:list-item>
          <text:p text:style-name="P19">Produits : </text:p>
        </text:list-item>
      </text:list>
      <text:list xml:id="list34273464" text:style-name="L2">
        <text:list-item>
          <text:p text:style-name="P31">Présence des différents produits disponible avec <text:s/>leurs libellés et leurs stocks dans une list-box.</text:p>
        </text:list-item>
        <text:list-item>
          <text:p text:style-name="P31">Possibilité de sélectionner les produits de la list-box et de leurs appliquer, via des boutons, une des actions suivantes :</text:p>
          <text:list>
            <text:list-item>
              <text:p text:style-name="P35"><text:soft-page-break/><text:span text:style-name="T7">Modification du produit : on pourra changer n importe quel informations sur le produit exépté son identifiant ( son libéllé, son prix, son stock, son type, l'url de l'image associé, et sa </text:span><text:span text:style-name="T7">description ).</text:span></text:p>
            </text:list-item>
            <text:list-item>
              <text:p text:style-name="P36">Suppression du produit qui supprimera le produit de la table.</text:p>
            </text:list-item>
            <text:list-item>
              <text:p text:style-name="P36">Mise a jour des stocks : qui permettra de mettre les stocks a jour rapidement.</text:p>
            </text:list-item>
          </text:list>
        </text:list-item>
        <text:list-item>
          <text:p text:style-name="P31">Un bouton d'ajout d'un produit avec toutes les informations ( certaines obligatoires, d'autres non ) sur le produit.</text:p>
        </text:list-item>
        <text:list-item>
          <text:p text:style-name="P31">Les</text:p>
        </text:list-item>
      </text:list>
      <text:list xml:id="list34271729" text:style-name="L3">
        <text:list-item>
          <text:list>
            <text:list-item>
              <text:list>
                <text:list-header>
                  <text:p text:style-name="P38">2. <text:s text:c="5"/>Clients :</text:p>
                </text:list-header>
              </text:list>
            </text:list-item>
          </text:list>
        </text:list-item>
      </text:list>
      <text:list xml:id="list34271222" text:style-name="L4">
        <text:list-item>
          <text:p text:style-name="P32">Une list box principal avec l'identifiant, le nom et le prénom de chaque client.</text:p>
        </text:list-item>
        <text:list-item>
          <text:p text:style-name="P32">Possibilité de sélectionner les clients de la list-box et de leurs appliquer, via des boutons, une des actions suivantes :</text:p>
          <text:list>
            <text:list-item>
              <text:p text:style-name="P37">Informations du clients : affichera toutes ses informations ( code client, nom, prénom, adresse, code postale, civilité, téléphone, ville, pays, et le mot de passe sous forme encrypté).</text:p>
            </text:list-item>
            <text:list-item>
              <text:p text:style-name="P37">Commentaires : ce bouton permettra d’écrire un commentaire sur le client (lié à une commande par exemple) ou de visualiser un commentaire déjà existant.</text:p>
            </text:list-item>
          </text:list>
        </text:list-item>
        <text:list-item>
          <text:p text:style-name="P33">Les clients de la list-box pourront être trié par nom ou par identifiant.</text:p>
          <text:p text:style-name="P33"/>
          <text:p text:style-name="P41">3. <text:s text:c="3"/>Commande :</text:p>
          <text:p text:style-name="P41"/>
        </text:list-item>
        <text:list-item>
          <text:p text:style-name="P33">Une list box avec un historique des différentes commandes</text:p>
        </text:list-item>
        <text:list-item>
          <text:p text:style-name="P33">Possibilité de trier les commandes par date ou par nom du client concerné.</text:p>
        </text:list-item>
      </text:list>
      <text:p text:style-name="P12"/>
      <text:p text:style-name="P13"><text:tab/></text:p>
      <text:list xml:id="list34264135" text:style-name="L5">
        <text:list-item>
          <text:p text:style-name="P39">Facture :</text:p>
        </text:list-item>
      </text:list>
      <text:list xml:id="list34273765" text:style-name="L6">
        <text:list-item>
          <text:p text:style-name="P34">Possibilité de voir les détails des commandes sous forme de facture</text:p>
        </text:list-item>
        <text:list-item>
          <text:p text:style-name="P34">Les factures sont composées de : Les coordonnées du vendeur, les coordonnées du clients, le numéro de facture, la date, les différents articles, leurs quantités, leurs prix unitaires,les frais de port, leurs prix total, le total HT et TTC.</text:p>
          <text:p text:style-name="P34"/>
        </text:list-item>
      </text:list>
      <text:p text:style-name="P12"/>
      <text:p text:style-name="P14">Base de données :</text:p>
      <text:p text:style-name="P14"/>
      <text:p text:style-name="P15"><text:s text:c="8"/>La base de données comprend 6 tables :</text:p>
      <text:p text:style-name="P15"/>
      <text:list xml:id="list34277449" text:style-name="L7">
        <text:list-item>
          <text:p text:style-name="P40">La table PRODUIT qui contient toutes les informations des produits.</text:p>
        </text:list-item>
        <text:list-item>
          <text:p text:style-name="P40">La table COMMANDE qui contient toutes commandes.</text:p>
        </text:list-item>
        <text:list-item>
          <text:p text:style-name="P40">La table CLIENT qui contient les informations des clients inscrits.</text:p>
        </text:list-item>
        <text:list-item>
          <text:p text:style-name="P40">La table CONTACT qui contient les informations des clients inscrits à la newsletter.</text:p>
        </text:list-item>
        <text:list-item>
          <text:p text:style-name="P40">La table LIGNE qui permet la jointure entre la table CLIENT et PRODUIT, et qui permet de gérer la quantité de produit commandé.</text:p>
        </text:list-item>
      </text:list>
      <text:p text:style-name="P15"/>
      <text:p text:style-name="P15"/>
      <text:p text:style-name="P14"><text:soft-page-break/></text:p>
      <text:p text:style-name="P13"/>
      <text:list xml:id="list34435511" text:continue-list="list34271729" text:style-name="L3">
        <text:list-item>
          <text:list>
            <text:list-item>
              <text:list>
                <text:list-header>
                  <text:p text:style-name="P30">IV/ IHM</text:p>
                </text:list-header>
              </text:list>
            </text:list-item>
          </text:list>
        </text:list-item>
      </text:list>
      <text:p text:style-name="P8"/>
      <text:list xml:id="list34290327" text:style-name="L8">
        <text:list-item>
          <text:p text:style-name="P20">Diagramme de Jackson (back-office) :</text:p>
        </text:list-item>
      </text:list>
      <text:p text:style-name="P9"><draw:frame draw:style-name="fr1" draw:name="images1" text:anchor-type="paragraph" svg:x="0.166cm" svg:y="0.277cm" svg:width="16.671cm" svg:height="10.292cm" draw:z-index="0"><draw:image xlink:href="Pictures/200000090000411E00002835E897B00B.svm" xlink:type="simple" xlink:show="embed" xlink:actuate="onLoad"/></draw:frame></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34290101" text:style-name="L9">
        <text:list-item>
          <text:list>
            <text:list-item>
              <text:list>
                <text:list-item>
                  <text:p text:style-name="P21">Détails des fenêtres</text:p>
                </text:list-item>
              </text:list>
            </text:list-item>
          </text:list>
        </text:list-item>
      </text:list>
      <text:p text:style-name="P9"/>
      <text:list xml:id="list34287354" text:style-name="L10">
        <text:list-item>
          <text:p text:style-name="P22">Détail de la page commande</text:p>
        </text:list-item>
      </text:list>
      <text:p text:style-name="P9"><draw:frame draw:style-name="fr1" draw:name="images2" text:anchor-type="paragraph" svg:x="0.577cm" svg:y="0.734cm" svg:width="16.113cm" svg:height="10.029cm" draw:z-index="1"><draw:image xlink:href="Pictures/2000000900003EF20000272D541A3383.svm" xlink:type="simple" xlink:show="embed" xlink:actuate="onLoad"/></draw:frame></text:p>
      <text:p text:style-name="P9"/>
      <text:p text:style-name="P10"/>
      <text:p text:style-name="P10"><text:tab/></text:p>
      <text:list xml:id="list34281788" text:style-name="L11">
        <text:list-item>
          <text:p text:style-name="P25">Détail de la page Produit :</text:p>
        </text:list-item>
      </text:list>
      <text:p text:style-name="P10"><draw:frame draw:style-name="fr1" draw:name="images3" text:anchor-type="paragraph" svg:x="0.086cm" svg:y="0.661cm" svg:width="16.829cm" svg:height="8.731cm" draw:z-index="2"><draw:image xlink:href="Pictures/20000009000041BD0000221C56327EE9.svm" xlink:type="simple" xlink:show="embed" xlink:actuate="onLoad"/></draw:frame></text:p>
      <text:p text:style-name="P10"/>
      <text:p text:style-name="P10"/>
      <text:p text:style-name="P10"/>
      <text:p text:style-name="P10"><text:soft-page-break/></text:p>
      <text:list xml:id="list34439349" text:continue-numbering="true" text:style-name="L11">
        <text:list-item>
          <text:p text:style-name="P25">Détail de la page Client :</text:p>
        </text:list-item>
      </text:list>
      <text:p text:style-name="P10"/>
      <text:p text:style-name="P10"><draw:frame draw:style-name="fr2" draw:name="images4" text:anchor-type="paragraph" svg:width="13.892cm" svg:height="10.135cm" draw:z-index="3"><draw:image xlink:href="Pictures/2000000900003644000027972E559179.svm" xlink:type="simple" xlink:show="embed" xlink:actuate="onLoad"/></draw:frame></text:p>
      <text:p text:style-name="P10"/>
      <text:list xml:id="list34412846" text:continue-numbering="true" text:style-name="L11">
        <text:list-item>
          <text:p text:style-name="P25">Détail de la page facture :</text:p>
        </text:list-item>
      </text:list>
      <text:p text:style-name="P10"><draw:frame draw:style-name="fr1" draw:name="images5" text:anchor-type="paragraph" svg:x="0.416cm" svg:y="0.191cm" svg:width="16.009cm" svg:height="12.201cm" draw:z-index="4"><draw:image xlink:href="Pictures/2000000900003F91000032F55635FD6C.svm" xlink:type="simple" xlink:show="embed" xlink:actuate="onLoad"/></draw:frame></text:p>
      <text:p text:style-name="P10"><text:soft-page-break/></text:p>
      <text:list xml:id="list34424786" text:continue-numbering="true" text:style-name="L11">
        <text:list-item>
          <text:p text:style-name="P25">Détail modification Produit :</text:p>
        </text:list-item>
      </text:list>
      <text:p text:style-name="P10"><draw:frame draw:style-name="fr1" draw:name="images6" text:anchor-type="paragraph" svg:x="0.669cm" svg:y="0.529cm" svg:width="15.401cm" svg:height="8.998cm" draw:z-index="5"><draw:image xlink:href="Pictures/2000000900003C28000023254B8C450C.svm" xlink:type="simple" xlink:show="embed" xlink:actuate="onLoad"/></draw:frame></text:p>
      <text:p text:style-name="P10"/>
      <text:p text:style-name="P10"/>
      <text:p text:style-name="P10"/>
      <text:list xml:id="list34264691" text:style-name="L12">
        <text:list-item>
          <text:list>
            <text:list-item>
              <text:list>
                <text:list-item>
                  <text:p text:style-name="P23">Charte graphique</text:p>
                </text:list-item>
              </text:list>
            </text:list-item>
          </text:list>
        </text:list-item>
      </text:list>
      <text:p text:style-name="P10"/>
      <text:p text:style-name="P10"/>
      <text:list xml:id="list34266182" text:style-name="L13">
        <text:list-item>
          <text:p text:style-name="P26">Background : dégradé de #B6E2FD à #495B67</text:p>
        </text:list-item>
        <text:list-item>
          <text:p text:style-name="P26">Text-box : #E0FFFF</text:p>
        </text:list-item>
        <text:list-item>
          <text:p text:style-name="P26">Libellé : #E0FFFF</text:p>
        </text:list-item>
        <text:list-item>
          <text:p text:style-name="P26">Boutons : #B1DDF6</text:p>
        </text:list-item>
        <text:list-item>
          <text:p text:style-name="P26">Texte : #000000</text:p>
        </text:list-item>
      </text:list>
      <text:p text:style-name="P10"/>
      <text:p text:style-name="P10"/>
      <text:p text:style-name="P10"><text:tab/><text:span text:style-name="T4">IV/ Spécification non-fonctionnelle</text:span></text:p>
      <text:p text:style-name="P8"/>
      <text:p text:style-name="P8"/>
      <text:list xml:id="list34291225" text:style-name="L14">
        <text:list-item>
          <text:p text:style-name="P27">L'application sera utilisable uniquement sous Windows.</text:p>
        </text:list-item>
        <text:list-item>
          <text:p text:style-name="P27">La navigation doit être rapide et intuitive.</text:p>
        </text:list-item>
        <text:list-item>
          <text:p text:style-name="P27">Les différentes form de l'application doivent se charger rapidement.</text:p>
        </text:list-item>
        <text:list-item>
          <text:p text:style-name="P27">L'application doit se mettre à jour en temps réel.</text:p>
        </text:list-item>
        <text:list-item>
          <text:p text:style-name="P27">L'applicaton sera sous la forme d'un .exe.</text:p>
        </text:list-item>
        <text:list-item>
          <text:p text:style-name="P27">Utiliser des noms explicites pour les différents champs de la base de données.</text:p>
        </text:list-item>
      </text:list>
      <text:p text:style-name="P10"/>
      <text:p text:style-name="P10"><text:tab/>Charte de codage :</text:p>
      <text:list xml:id="list34274228" text:style-name="L15">
        <text:list-item>
          <text:p text:style-name="P28">Le nom des text-box commence par tb_</text:p>
        </text:list-item>
        <text:list-item>
          <text:p text:style-name="P28">Le nom des combo-box commence par cb_</text:p>
        </text:list-item>
        <text:list-item>
          <text:p text:style-name="P28">Le nom des differentes Forms est écrit en majuscule</text:p>
        </text:list-item>
        <text:list-item>
          <text:p text:style-name="P28">Le nom des List-box commence par list_</text:p>
        </text:list-item>
        <text:list-item>
          <text:p text:style-name="P28">Le nom des tables de la base de données est écrit en majuscule</text:p>
        </text:list-item>
        <text:list-item>
          <text:p text:style-name="P28"><text:soft-page-break/>Les noms des champs de la base de données sont en minuscule</text:p>
        </text:list-item>
      </text:list>
      <text:p text:style-name="P10"/>
      <text:p text:style-name="P10"/>
      <text:p text:style-name="P10"/>
      <text:p text:style-name="Text_20_body"><text:span text:style-name="T5">VII/ Dictionnaire des données</text:span></text:p>
      <text:p text:style-name="Text_20_body"><text:span text:style-name="T6"/></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5">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4T15:02:49.93</meta:creation-date>
    <dc:date>2013-03-26T14:28:17.76</dc:date>
    <meta:editing-duration>PT4H29M4S</meta:editing-duration>
    <meta:editing-cycles>11</meta:editing-cycles>
    <meta:generator>LibreOffice/3.4$Win32 LibreOffice_project/340m1$Build-402</meta:generator>
    <meta:document-statistic meta:table-count="0" meta:image-count="6" meta:object-count="0" meta:page-count="8" meta:paragraph-count="82" meta:word-count="823" meta:character-count="4860" meta:non-whitespace-character-count="4139"/>
  </office:meta>
</office:document-meta>
</file>